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Arial" fo:font-size="10.5pt" style:font-size-asian="10.5pt" style:font-size-complex="10.5pt"/>
    </style:style>
    <style:style style:name="P3" style:family="paragraph" style:parent-style-name="Standard">
      <style:paragraph-properties fo:text-align="justify" style:justify-single-word="false"/>
      <style:text-properties style:font-name="Arial" fo:font-size="10.5pt" officeooo:rsid="0001da6b" officeooo:paragraph-rsid="0001da6b" style:font-size-asian="10.5pt" style:font-size-complex="10.5pt"/>
    </style:style>
    <style:style style:name="P4" style:family="paragraph" style:parent-style-name="Standard">
      <style:paragraph-properties fo:text-align="justify" style:justify-single-word="false"/>
      <style:text-properties style:font-name="Arial" fo:font-size="10.5pt" style:text-underline-style="solid" style:text-underline-width="auto" style:text-underline-color="font-color" style:text-underline-mode="continuous" style:text-overline-mode="continuous" style:text-line-through-mode="continuous" style:font-size-asian="10.5pt" style:font-size-complex="10.5pt"/>
    </style:style>
    <style:style style:name="P5" style:family="paragraph" style:parent-style-name="Standard">
      <style:paragraph-properties fo:text-align="justify" style:justify-single-word="false"/>
      <style:text-properties style:font-name="Arial" fo:font-size="10.5pt" fo:background-color="#ffff00" style:font-size-asian="10.5pt" style:font-size-complex="10.5pt"/>
    </style:style>
    <style:style style:name="P6" style:family="paragraph" style:parent-style-name="Standard" style:master-page-name="MP0">
      <style:paragraph-properties fo:text-align="justify" style:justify-single-word="false" style:page-number="auto" fo:break-before="page"/>
      <style:text-properties style:font-name="Arial" fo:font-size="10.5pt" style:font-size-asian="10.5pt" style:font-size-complex="10.5pt"/>
    </style:style>
    <style:style style:name="T1" style:family="text">
      <style:text-properties style:font-name="Arial" fo:font-size="10.5pt" style:font-size-asian="10.5pt" style:font-size-complex="10.5pt"/>
    </style:style>
    <style:style style:name="T2" style:family="text">
      <style:text-properties style:font-name="Arial" fo:font-size="10.5pt" officeooo:rsid="00036775" style:font-size-asian="10.5pt" style:font-size-complex="10.5pt"/>
    </style:style>
    <style:style style:name="T3" style:family="text">
      <style:text-properties style:font-name="Arial" fo:font-size="10.5pt" officeooo:rsid="0003cd24" style:font-size-asian="10.5pt" style:font-size-complex="10.5pt"/>
    </style:style>
    <style:style style:name="T4" style:family="text">
      <style:text-properties style:font-name="Arial" fo:font-size="10.5pt" style:text-underline-style="solid" style:text-underline-width="auto" style:text-underline-color="font-color" style:text-underline-mode="continuous" style:text-overline-mode="continuous" style:text-line-through-mode="continuous" style:font-size-asian="10.5pt" style:font-size-complex="10.5pt"/>
    </style:style>
    <style:style style:name="T5" style:family="text">
      <style:text-properties style:font-name="Arial" fo:font-size="10.5pt" fo:background-color="#ffffff" loext:char-shading-value="0" style:font-size-asian="10.5pt" style:font-size-complex="10.5pt"/>
    </style:style>
    <style:style style:name="T6" style:family="text">
      <style:text-properties style:font-name="Arial" fo:font-size="10.5pt" officeooo:rsid="00001d69" fo:background-color="#ffffff" loext:char-shading-value="0" style:font-size-asian="10.5pt" style:font-size-complex="10.5pt"/>
    </style:style>
    <style:style style:name="T7" style:family="text">
      <style:text-properties style:font-name="Arial" fo:font-size="10.5pt" fo:font-style="normal" officeooo:rsid="00001d69" fo:background-color="#ffffff" loext:char-shading-value="0" style:font-size-asian="10.5pt" style:font-style-asian="normal" style:font-size-complex="10.5pt" style:font-style-complex="normal"/>
    </style:style>
    <style:style style:name="T8" style:family="text">
      <style:text-properties officeooo:rsid="00001d69"/>
    </style:style>
    <style:style style:name="T9" style:family="text">
      <style:text-properties officeooo:rsid="0003677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Ryan AICHOUCH</text:p>
      <text:p text:style-name="P1"><text:span text:style-name="Police_20_par_20_défaut"><text:span text:style-name="T1">Mail :</text:span></text:span><text:a xlink:type="simple" xlink:href="mailto:ryanaichouch@yahoo.fr" office:target-frame-name="_top" xlink:show="replace" text:style-name="Internet_20_link" text:visited-style-name="Visited_20_Internet_20_Link">ryanaichouch@yahoo.fr</text:a></text:p>
      <text:p text:style-name="P2">Téléphone :06.29.64.88.54</text:p>
      <text:p text:style-name="P3">Date de naissance 30/05/1997</text:p>
      <text:p text:style-name="P2"/>
      <text:p text:style-name="P4"/>
      <text:p text:style-name="P1"><text:span text:style-name="Police_20_par_20_défaut"><text:span text:style-name="T4">Objet</text:span></text:span><text:span text:style-name="Police_20_par_20_défaut"><text:span text:style-name="T1"> : Candidature pour </text:span></text:span><text:span text:style-name="Police_20_par_20_défaut"><text:span text:style-name="T2">une alternance </text:span></text:span><text:span text:style-name="Police_20_par_20_défaut"><text:span text:style-name="T1">2020/</text:span></text:span><text:span text:style-name="Police_20_par_20_défaut"><text:span text:style-name="T3">2021</text:span></text:span></text:p>
      <text:p text:style-name="P2"/>
      <text:p text:style-name="P2"/>
      <text:p text:style-name="P2"><text:tab/>Madame, Monsieur,</text:p>
      <text:p text:style-name="P2"/>
      <text:p text:style-name="P5"/>
      <text:p text:style-name="P2"><text:tab/>J’effectue actuellement des études en Master de physique de l’énergie et de la transition énergétique (PENTE) au sein de l’université Paul Sabatier.</text:p>
      <text:p text:style-name="P2"/>
      <text:p text:style-name="P2"><text:tab/>Force est de constater que l’Énergie est indispensable pour vivre au quotidien.</text:p>
      <text:p text:style-name="P2">En effet, je n’ose imaginer le monde suite à une panne d’électricité, de carburant ou toute source d’énergie pendant un laps de temps générant des conséquences économiques et sociétales graves.</text:p>
      <text:p text:style-name="P1"><text:span text:style-name="Police_20_par_20_défaut"><text:span text:style-name="T1">La disponibilité de nos ressources énergétiques se limite dans le temps, la population et les besoins de consommation ne cessent de croître; le réchauffement climatique est une alerte supplémentaire. </text:span></text:span></text:p>
      <text:p text:style-name="P2"/>
      <text:p text:style-name="P2"><text:tab/>De ce fait, la transition énergétique et écologique s’impose très naturellement. Nous nous devons d’optimiser l’exploitation, la production et la consommation de nos ressources énergétiques et de trouver des solutions.</text:p>
      <text:p text:style-name="P2"/>
      <text:p text:style-name="P1"><text:span text:style-name="Police_20_par_20_défaut"><text:span text:style-name="T1"><text:tab/>Ma volonté est d’apporter à travers ma carrière, ma contribution à cette transition énergétique mondiale, c’est un challenge personnel et professionnel.</text:span></text:span></text:p>
      <text:p text:style-name="P2"/>
      <text:p text:style-name="P1"><text:span text:style-name="Police_20_par_20_défaut"><text:span text:style-name="T1"><text:tab/>Pour ce faire, j’ai commencé par compléter mon cursus universitaire, dans le cadre de ma licence, en effectuant une partie de mes études en physique à l’université de Birmingham au Royaume-Uni en 2019 afin d’acquérir une meilleure connaissance du monde anglo-saxon dans divers domaines. Outre le perfectionnement de mon anglais, cette expérience a été enrichissante sur le plan personnel car j’ai appris que parler une langue différente n’était pas suffisant, et qu’il fallait également ne pas négliger tout l’environnement notamment, les différences interculturelles, l’éducation ou la vie en société. J’ai découvert et commencé à apprendre à gérer les différences interculturelles au travers des rencontres et d’échanges avec des personnes qui venaient du monde entier. Développer des compétences humaines est important pour l’avenir. Cependant, développer mes connaissances scientifiques est pour moi essentiel.</text:span></text:span></text:p>
      <text:p text:style-name="P2"/>
      <text:p text:style-name="P1"><text:span text:style-name="Police_20_par_20_défaut"><text:span text:style-name="T1"><text:tab/>Ainsi, réaliser </text:span></text:span><text:span text:style-name="Police_20_par_20_défaut"><text:span text:style-name="T2">cette alternance</text:span></text:span><text:span text:style-name="Police_20_par_20_défaut"><text:span text:style-name="T1"> me </text:span></text:span><text:span text:style-name="Police_20_par_20_défaut"><text:span text:style-name="T7">permettrai</text:span></text:span><text:span text:style-name="Police_20_par_20_défaut"><text:span text:style-name="T6"> </text:span></text:span><text:span text:style-name="Police_20_par_20_défaut"><text:span text:style-name="T5">de</text:span></text:span><text:span text:style-name="Police_20_par_20_défaut"><text:span text:style-name="T1"> consolider mon expérience acquise lors de mes études mais également de parfaire cette connaissance interculturelle sachant que la transition énergétique est, elle aussi internationale.</text:span></text:span></text:p>
      <text:p text:style-name="P2"/>
      <text:p text:style-name="P2"><text:tab/>De ce fait, je souhaite à travers ce stage développer une approche croisée des métiers du secteur de l’énergie tels que la production électrique, l’efficacité énergétique dans des domaines, le nucléaire ou les énergies renouvelables <text:span text:style-name="T8">mais aussi dans le traitement du signal.</text:span></text:p>
      <text:p text:style-name="P2"/>
      <text:p text:style-name="P2"><text:tab/>Enfin, décrocher ce stage serait un atout pour ma future contribution et me permettrai aussi de me rapprocher de mon objectif ainsi que de mon ambition personnelle : viser une carrière à l’international après mes études.</text:p>
      <text:p text:style-name="P2"><text:s/></text:p>
      <text:p text:style-name="P2"><text:tab/>Je vous remercie par avance pour l’intérêt que vous porterez à mon projet. En espérant vous avoir convaincu de ma motivation, je reste à votre disposition pour un entretien.</text:p>
      <text:p text:style-name="P2"/>
      <text:p text:style-name="P2"><text:tab/>Je vous prie d'agréer, Madame, Monsieur, l'expression de mes salutations distinguées.</text:p>
      <text:p text:style-name="P2"><text:tab/><text:tab/><text:tab/><text:tab/><text:tab/><text:tab/><text:tab/><text:tab/><text:tab/></text:p>
      <text:p text:style-name="P2"><text:tab/><text:tab/><text:tab/><text:tab/><text:tab/></text:p>
      <text:p text:style-name="P1"><text:span text:style-name="Police_20_par_20_défaut"><text:span text:style-name="T1"><text:tab/><text:tab/><text:tab/><text:tab/><text:tab/><text:tab/><text:tab/><text:tab/>Ryan AICHOUCH</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loext:hyphenation-no-caps="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loext:hyphenation-no-caps="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06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2.2$Windows_X86_64 LibreOffice_project/4e471d8c02c9c90f512f7f9ead8875b57fcb1ec3</meta:generator>
    <meta:initial-creator>Jean-Francois Coiffard</meta:initial-creator>
    <meta:creation-date>2019-09-29T14:49:00Z</meta:creation-date>
    <dc:date>2020-07-01T12:42:26.645000000</dc:date>
    <meta:editing-cycles>5</meta:editing-cycles>
    <meta:editing-duration>PT2H42M40S</meta:editing-duration>
    <meta:document-statistic meta:table-count="0" meta:image-count="0" meta:object-count="0" meta:page-count="1" meta:paragraph-count="22" meta:word-count="445" meta:character-count="3095" meta:non-whitespace-character-count="2634"/>
    <meta:template xlink:type="simple" xlink:actuate="onRequest" xlink:title="" xlink:href="../../../../Downloads/Ryan%20AICHOUCH%20jfc%20(4).odt/Normal.dotm"/>
  </office:meta>
</office:document-meta>
</file>